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8FDF5E9A8261E4974.jpg" manifest:media-type="image/jpeg"/>
  <manifest:file-entry manifest:full-path="Pictures/10000000000003E8000003E86B29F7131B84872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5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cm" svg:height="12cm" svg:x="2cm" svg:y="2cm">
          <draw:image xlink:href="Pictures/10000000000003E8000003E86B29F7131B84872B.jpg" xlink:type="simple" xlink:show="embed" xlink:actuate="onLoad">
            <text:p/>
          </draw:image>
        </draw:frame>
        <draw:frame draw:style-name="gr2" draw:text-style-name="P3" draw:layer="layout" svg:width="11.9cm" svg:height="4cm" svg:x="2cm" svg:y="15cm">
          <draw:text-box>
            <text:p text:style-name="P2"><text:span text:style-name="T1">Answer A</text:span></text:p>
            <text:p text:style-name="P2"><text:span text:style-name="T2">Yes</text:span></text:p>
          </draw:text-box>
        </draw:frame>
        <draw:frame draw:style-name="gr1" draw:text-style-name="P1" draw:layer="layout" svg:width="12cm" svg:height="12cm" svg:x="16cm" svg:y="2cm">
          <draw:image xlink:href="Pictures/10000000000003E8000003E8FDF5E9A8261E4974.jpg" xlink:type="simple" xlink:show="embed" xlink:actuate="onLoad">
            <text:p/>
          </draw:image>
        </draw:frame>
        <draw:frame draw:style-name="gr2" draw:text-style-name="P3" draw:layer="layout" svg:width="11.9cm" svg:height="4cm" svg:x="16cm" svg:y="15cm">
          <draw:text-box>
            <text:p text:style-name="P2"><text:span text:style-name="T1">Answer B</text:span></text:p>
            <text:p text:style-name="P2"><text:span text:style-name="T2">No</text:span></text:p>
          </draw:text-box>
        </draw:frame>
        <draw:line draw:style-name="gr3" draw:text-style-name="P4" draw:layer="layout" svg:x1="15cm" svg:y1="-0.2cm" svg:x2="15cm" svg:y2="21.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22:48:05.219992946</meta:creation-date>
    <dc:date>2017-01-08T23:06:27.265351611</dc:date>
    <meta:editing-duration>PT24S</meta:editing-duration>
    <meta:editing-cycles>2</meta:editing-cycles>
    <meta:generator>LibreOffice/5.1.4.2$Linux_X86_64 LibreOffice_project/10m0$Build-2</meta:generator>
    <meta:document-statistic meta:object-count="5"/>
  </office:meta>
</office:document-meta>
</file>